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57DEF667AB9FFB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style:text-underline-style="solid" style:text-underline-width="auto" style:text-underline-color="font-color" officeooo:rsid="0010e69f" officeooo:paragraph-rsid="0010e69f"/>
    </style:style>
    <style:style style:name="P4" style:family="paragraph" style:parent-style-name="Text_20_body">
      <style:text-properties officeooo:rsid="0010e69f" officeooo:paragraph-rsid="0010e69f"/>
    </style:style>
    <style:style style:name="P5" style:family="paragraph" style:parent-style-name="Text_20_body">
      <style:text-properties style:text-underline-style="none" officeooo:rsid="0011e441" officeooo:paragraph-rsid="0011e441"/>
    </style:style>
    <style:style style:name="P6" style:family="paragraph" style:parent-style-name="Text_20_body">
      <style:text-properties style:font-name="Arial" officeooo:rsid="001aa178" officeooo:paragraph-rsid="00151494"/>
    </style:style>
    <style:style style:name="P7" style:family="paragraph" style:parent-style-name="Text_20_body">
      <style:paragraph-properties fo:text-align="start" style:justify-single-word="false"/>
      <style:text-properties style:font-name="Arial" officeooo:rsid="001aa178" officeooo:paragraph-rsid="0036fb32"/>
    </style:style>
    <style:style style:name="P8" style:family="paragraph" style:parent-style-name="Text_20_body">
      <style:text-properties style:font-name="Arial" officeooo:paragraph-rsid="000d8efb"/>
    </style:style>
    <style:style style:name="P9" style:family="paragraph" style:parent-style-name="Text_20_body">
      <style:text-properties style:font-name="Arial" officeooo:rsid="002e7638" officeooo:paragraph-rsid="000d8efb"/>
    </style:style>
    <style:style style:name="P10" style:family="paragraph" style:parent-style-name="Text_20_body">
      <style:text-properties style:font-name="Arial" style:text-underline-style="solid" style:text-underline-width="auto" style:text-underline-color="font-color" officeooo:rsid="00206c4b" officeooo:paragraph-rsid="000d8efb"/>
    </style:style>
    <style:style style:name="P11" style:family="paragraph" style:parent-style-name="Text_20_body">
      <style:text-properties style:font-name="Arial" style:text-underline-style="solid" style:text-underline-width="auto" style:text-underline-color="font-color" officeooo:paragraph-rsid="000d8efb"/>
    </style:style>
    <style:style style:name="P12" style:family="paragraph" style:parent-style-name="Text_20_body">
      <style:text-properties style:font-name="Arial" officeooo:rsid="0010e69f" officeooo:paragraph-rsid="0010e69f"/>
    </style:style>
    <style:style style:name="P13" style:family="paragraph" style:parent-style-name="Text_20_body">
      <style:paragraph-properties fo:line-height="0.529cm"/>
      <style:text-properties style:font-name="Arial" officeooo:paragraph-rsid="000d8efb"/>
    </style:style>
    <style:style style:name="P14" style:family="paragraph" style:parent-style-name="Text_20_body">
      <style:text-properties style:font-name="Arial" fo:font-size="14pt" officeooo:rsid="0018a3a9" officeooo:paragraph-rsid="000d8efb" style:font-size-asian="14pt" style:font-size-complex="14pt"/>
    </style:style>
    <style:style style:name="P15" style:family="paragraph" style:parent-style-name="Text_20_body">
      <style:text-properties style:font-name="Arial" officeooo:rsid="001a824c" officeooo:paragraph-rsid="001a824c"/>
    </style:style>
    <style:style style:name="P16" style:family="paragraph" style:parent-style-name="Text_20_body">
      <style:text-properties style:font-name="Arial" officeooo:rsid="0039b599" officeooo:paragraph-rsid="0012e585"/>
    </style:style>
    <style:style style:name="P17" style:family="paragraph" style:parent-style-name="Text_20_body">
      <style:text-properties style:font-name="Arial" fo:font-size="12pt" fo:font-style="normal" fo:font-weight="normal" officeooo:paragraph-rsid="0012e585" style:font-size-asian="12pt" style:font-style-asian="normal" style:font-weight-asian="normal"/>
    </style:style>
    <style:style style:name="P18" style:family="paragraph" style:parent-style-name="Text_20_body">
      <style:paragraph-properties fo:text-align="start" style:justify-single-word="false"/>
      <style:text-properties style:font-name="Arial" officeooo:rsid="0013ee66" officeooo:paragraph-rsid="0036fb32"/>
    </style:style>
    <style:style style:name="P19" style:family="paragraph" style:parent-style-name="Text_20_body">
      <style:text-properties style:font-name="Arial" officeooo:rsid="001a0c74" officeooo:paragraph-rsid="000d8efb"/>
    </style:style>
    <style:style style:name="P20" style:family="paragraph" style:parent-style-name="Text_20_body">
      <style:text-properties style:font-name="Arial" officeooo:rsid="00288f62" officeooo:paragraph-rsid="00288f62"/>
    </style:style>
    <style:style style:name="P21" style:family="paragraph" style:parent-style-name="Text_20_body">
      <style:paragraph-properties fo:text-align="start" style:justify-single-word="false"/>
      <style:text-properties style:font-name="Arial" officeooo:rsid="002e56bb" officeooo:paragraph-rsid="0036fb32"/>
    </style:style>
    <style:style style:name="P22" style:family="paragraph" style:parent-style-name="Text_20_body">
      <style:paragraph-properties fo:text-align="start" style:justify-single-word="false"/>
      <style:text-properties fo:color="#000000" style:font-name="Arial" officeooo:rsid="00167eb9" officeooo:paragraph-rsid="0036fb32"/>
    </style:style>
    <style:style style:name="P23" style:family="paragraph" style:parent-style-name="Text_20_body">
      <style:paragraph-properties fo:text-align="start" style:justify-single-word="false"/>
      <style:text-properties fo:color="#000000" style:font-name="Arial" officeooo:rsid="0013ee66" officeooo:paragraph-rsid="00229812"/>
    </style:style>
    <style:style style:name="P24" style:family="paragraph" style:parent-style-name="Text_20_body">
      <style:paragraph-properties fo:text-align="start" style:justify-single-word="false"/>
      <style:text-properties fo:color="#000000" style:font-name="Arial" officeooo:rsid="0013ee66" officeooo:paragraph-rsid="0036fb32"/>
    </style:style>
    <style:style style:name="P25" style:family="paragraph" style:parent-style-name="Text_20_body">
      <style:text-properties officeooo:rsid="002978fc" officeooo:paragraph-rsid="000d8efb"/>
    </style:style>
    <style:style style:name="P26" style:family="paragraph" style:parent-style-name="Text_20_body">
      <style:paragraph-properties fo:text-align="start" style:justify-single-word="false"/>
      <style:text-properties officeooo:paragraph-rsid="0036fb32"/>
    </style:style>
    <style:style style:name="P27" style:family="paragraph" style:parent-style-name="Text_20_body">
      <style:paragraph-properties fo:margin-top="0cm" fo:margin-bottom="0cm" loext:contextual-spacing="false"/>
      <style:text-properties officeooo:paragraph-rsid="000d8efb"/>
    </style:style>
    <style:style style:name="P28" style:family="paragraph" style:parent-style-name="Text_20_body">
      <style:paragraph-properties fo:margin-top="0cm" fo:margin-bottom="0cm" loext:contextual-spacing="false" fo:line-height="0.529cm"/>
      <style:text-properties officeooo:paragraph-rsid="000d8efb"/>
    </style:style>
    <style:style style:name="P29" style:family="paragraph" style:parent-style-name="Text_20_body">
      <style:paragraph-properties fo:margin-top="0cm" fo:margin-bottom="0cm" loext:contextual-spacing="false" fo:line-height="0.529cm"/>
      <style:text-properties style:font-name="Arial" style:text-underline-style="solid" style:text-underline-width="auto" style:text-underline-color="font-color" officeooo:paragraph-rsid="000d8efb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paragraph-rsid="000d8efb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rsid="002978fc" officeooo:paragraph-rsid="002978fc"/>
    </style:style>
    <style:style style:name="P32" style:family="paragraph" style:parent-style-name="Text_20_body">
      <style:paragraph-properties fo:margin-top="0cm" fo:margin-bottom="0cm" loext:contextual-spacing="false"/>
      <style:text-properties style:font-name="Arial" officeooo:paragraph-rsid="000d8efb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paragraph-rsid="0036fb32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9pt" officeooo:paragraph-rsid="0036fb32" style:font-size-asian="9pt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rsid="00050115" officeooo:paragraph-rsid="0036fb32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5pt" fo:font-weight="bold" officeooo:rsid="00115062" officeooo:paragraph-rsid="0036fb32" style:font-size-asian="15pt" style:font-weight-asian="bold" style:font-size-complex="15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050115" officeooo:paragraph-rsid="0036fb32" style:font-size-asian="12pt"/>
    </style:style>
    <style:style style:name="P38" style:family="paragraph" style:parent-style-name="Title">
      <style:paragraph-properties fo:text-align="start" style:justify-single-word="false"/>
    </style:style>
    <style:style style:name="P39" style:family="paragraph" style:parent-style-name="Standard">
      <style:text-properties style:text-underline-style="none" officeooo:rsid="0010e69f" officeooo:paragraph-rsid="0010e69f"/>
    </style:style>
    <style:style style:name="P40" style:family="paragraph" style:parent-style-name="Standard">
      <style:text-properties style:font-name="Arial" style:text-underline-style="solid" style:text-underline-width="auto" style:text-underline-color="font-color" officeooo:paragraph-rsid="000d8efb"/>
    </style:style>
    <style:style style:name="P41" style:family="paragraph" style:parent-style-name="Standard">
      <style:text-properties style:font-name="Arial" officeooo:rsid="001a0c74" officeooo:paragraph-rsid="00151494"/>
    </style:style>
    <style:style style:name="P42" style:family="paragraph" style:parent-style-name="Standard">
      <style:paragraph-properties fo:text-align="start" style:justify-single-word="false"/>
      <style:text-properties style:font-name="Arial" fo:font-size="12pt" officeooo:rsid="002e56bb" officeooo:paragraph-rsid="0036fb32" style:font-size-asian="12pt" style:font-size-complex="12pt"/>
    </style:style>
    <style:style style:name="P43" style:family="paragraph" style:parent-style-name="Standard">
      <style:text-properties style:font-name="Arial" fo:font-size="12pt" officeooo:rsid="00050115" officeooo:paragraph-rsid="0036fb32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36fb32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2pt" fo:font-weight="normal" officeooo:rsid="0005c77e" officeooo:paragraph-rsid="0036fb32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officeooo:rsid="00050115" officeooo:paragraph-rsid="0036fb32"/>
    </style:style>
    <style:style style:name="P47" style:family="paragraph" style:parent-style-name="Standard">
      <style:paragraph-properties fo:text-align="justify" style:justify-single-word="false"/>
      <style:text-properties style:font-name="Arial" officeooo:rsid="00050115" officeooo:paragraph-rsid="0036fb32"/>
    </style:style>
    <style:style style:name="P48" style:family="paragraph" style:parent-style-name="Standard">
      <style:paragraph-properties fo:text-align="start" style:justify-single-word="false"/>
      <style:text-properties style:font-name="Arial" fo:font-weight="bold" officeooo:rsid="00080930" officeooo:paragraph-rsid="0036fb32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officeooo:rsid="00080930" officeooo:paragraph-rsid="0036fb32"/>
    </style:style>
    <style:style style:name="P50" style:family="paragraph" style:parent-style-name="Standard">
      <style:paragraph-properties fo:text-align="start" style:justify-single-word="false"/>
      <style:text-properties style:font-name="Arial" officeooo:rsid="00372428" officeooo:paragraph-rsid="0036fb32"/>
    </style:style>
    <style:style style:name="P51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9b599" officeooo:paragraph-rsid="0012e585"/>
    </style:style>
    <style:style style:name="P5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65e84" officeooo:paragraph-rsid="00365e84"/>
    </style:style>
    <style:style style:name="P53" style:family="paragraph" style:parent-style-name="Standard" style:list-style-name="L8">
      <style:paragraph-properties fo:margin-top="0.101cm" fo:margin-bottom="0.101cm" loext:contextual-spacing="false" fo:text-align="start" style:justify-single-word="false"/>
      <style:text-properties style:font-name="Arial" officeooo:paragraph-rsid="000d8efb"/>
    </style:style>
    <style:style style:name="P54" style:family="paragraph" style:parent-style-name="Text_20_body">
      <style:paragraph-properties fo:text-align="start" style:justify-single-word="false"/>
      <style:text-properties fo:color="#000000" style:font-name="Arial" officeooo:rsid="00288f62" officeooo:paragraph-rsid="0036fb32"/>
    </style:style>
    <style:style style:name="P55" style:family="paragraph" style:parent-style-name="Text_20_body" style:list-style-name="L2">
      <style:text-properties fo:color="#000000" style:font-name="Arial" officeooo:rsid="00305514" officeooo:paragraph-rsid="000d8efb"/>
    </style:style>
    <style:style style:name="P56" style:family="paragraph" style:parent-style-name="Text_20_body" style:list-style-name="L1">
      <style:text-properties style:font-name="Arial" officeooo:rsid="00305514" officeooo:paragraph-rsid="000d8efb"/>
    </style:style>
    <style:style style:name="P57" style:family="paragraph" style:parent-style-name="Text_20_body" style:list-style-name="L2">
      <style:text-properties style:font-name="Arial" officeooo:rsid="00305514" officeooo:paragraph-rsid="000d8efb"/>
    </style:style>
    <style:style style:name="P58" style:family="paragraph" style:parent-style-name="Text_20_body" style:list-style-name="L2">
      <style:text-properties style:font-name="Arial" officeooo:paragraph-rsid="000d8efb"/>
    </style:style>
    <style:style style:name="P59" style:family="paragraph" style:parent-style-name="Text_20_body" style:list-style-name="L3">
      <style:text-properties style:font-name="Arial" officeooo:paragraph-rsid="0023e4cd"/>
    </style:style>
    <style:style style:name="P60" style:family="paragraph" style:parent-style-name="Text_20_body" style:list-style-name="L3">
      <style:text-properties style:font-name="Arial" officeooo:paragraph-rsid="000d8efb"/>
    </style:style>
    <style:style style:name="P61" style:family="paragraph" style:parent-style-name="Text_20_body" style:list-style-name="L4">
      <style:text-properties style:font-name="Arial" officeooo:rsid="002cd815" officeooo:paragraph-rsid="000d8efb"/>
    </style:style>
    <style:style style:name="P62" style:family="paragraph" style:parent-style-name="Text_20_body" style:list-style-name="L7">
      <style:text-properties style:font-name="Arial" officeooo:rsid="002cd815" officeooo:paragraph-rsid="000d8efb"/>
    </style:style>
    <style:style style:name="P63" style:family="paragraph" style:parent-style-name="Text_20_body" style:list-style-name="L5">
      <style:text-properties style:font-name="Arial" officeooo:rsid="002e7638" officeooo:paragraph-rsid="000d8efb"/>
    </style:style>
    <style:style style:name="P64" style:family="paragraph" style:parent-style-name="Text_20_body" style:list-style-name="L6">
      <style:text-properties style:font-name="Arial" officeooo:rsid="002b167e" officeooo:paragraph-rsid="000d8efb"/>
    </style:style>
    <style:style style:name="P65" style:family="paragraph" style:parent-style-name="Heading_20_1">
      <style:text-properties style:font-name="Arial" officeooo:paragraph-rsid="000d8efb"/>
    </style:style>
    <style:style style:name="P66" style:family="paragraph" style:parent-style-name="Heading_20_1">
      <style:text-properties style:font-name="Arial" officeooo:rsid="001f56fa" officeooo:paragraph-rsid="000d8efb"/>
    </style:style>
    <style:style style:name="P67" style:family="paragraph" style:parent-style-name="Heading_20_1">
      <style:paragraph-properties fo:line-height="100%"/>
      <style:text-properties officeooo:paragraph-rsid="0012e585"/>
    </style:style>
    <style:style style:name="P68" style:family="paragraph" style:parent-style-name="Heading_20_1">
      <style:paragraph-properties fo:margin-top="0.222cm" fo:margin-bottom="0.011cm" loext:contextual-spacing="false"/>
      <style:text-properties style:font-name="Arial" officeooo:paragraph-rsid="0012e585"/>
    </style:style>
    <style:style style:name="P69" style:family="paragraph" style:parent-style-name="Heading_20_2">
      <style:paragraph-properties fo:text-align="start" style:justify-single-word="false"/>
      <style:text-properties officeooo:paragraph-rsid="0036fb32"/>
    </style:style>
    <style:style style:name="P70" style:family="paragraph" style:parent-style-name="Heading_20_2">
      <style:text-properties style:font-name="Arial" officeooo:paragraph-rsid="000d8efb"/>
    </style:style>
    <style:style style:name="P71" style:family="paragraph" style:parent-style-name="Heading_20_2">
      <style:paragraph-properties fo:line-height="100%"/>
    </style:style>
    <style:style style:name="T1" style:family="text">
      <style:text-properties officeooo:rsid="00151494"/>
    </style:style>
    <style:style style:name="T2" style:family="text">
      <style:text-properties officeooo:rsid="0033c5b0"/>
    </style:style>
    <style:style style:name="T3" style:family="text">
      <style:text-properties officeooo:rsid="0035db85"/>
    </style:style>
    <style:style style:name="T4" style:family="text">
      <style:text-properties officeooo:rsid="003505fe"/>
    </style:style>
    <style:style style:name="T5" style:family="text">
      <style:text-properties officeooo:rsid="00305514"/>
    </style:style>
    <style:style style:name="T6" style:family="text">
      <style:text-properties officeooo:rsid="00386c43"/>
    </style:style>
    <style:style style:name="T7" style:family="text">
      <style:text-properties officeooo:rsid="00364f3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a5d2" style:font-weight-asian="bold" style:font-weight-complex="bold"/>
    </style:style>
    <style:style style:name="T10" style:family="text">
      <style:text-properties fo:font-weight="bold" officeooo:rsid="001c2188" style:font-weight-asian="bold" style:font-weight-complex="bold"/>
    </style:style>
    <style:style style:name="T11" style:family="text">
      <style:text-properties fo:font-weight="bold" officeooo:rsid="001f56fa" style:font-weight-asian="bold" style:font-weight-complex="bold"/>
    </style:style>
    <style:style style:name="T12" style:family="text">
      <style:text-properties fo:font-weight="bold" officeooo:rsid="0010e69f" style:font-weight-asian="bold" style:font-weight-complex="bold"/>
    </style:style>
    <style:style style:name="T13" style:family="text">
      <style:text-properties fo:font-weight="bold" officeooo:rsid="00337e25" style:font-weight-asian="bold" style:font-weight-complex="bold"/>
    </style:style>
    <style:style style:name="T14" style:family="text">
      <style:text-properties fo:font-weight="bold" officeooo:rsid="00372428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2a5d2" style:font-weight-asian="normal" style:font-weight-complex="normal"/>
    </style:style>
    <style:style style:name="T17" style:family="text">
      <style:text-properties officeooo:rsid="002e7638"/>
    </style:style>
    <style:style style:name="T18" style:family="text">
      <style:text-properties fo:color="#000000"/>
    </style:style>
    <style:style style:name="T19" style:family="text">
      <style:text-properties fo:color="#000000" fo:font-size="12pt" fo:font-style="normal" fo:font-weight="normal" style:font-size-asian="12pt" style:font-style-asian="normal" style:font-weight-asian="normal" style:font-size-complex="12pt"/>
    </style:style>
    <style:style style:name="T20" style:family="text">
      <style:text-properties fo:color="#000000" fo:font-size="12pt" fo:font-style="normal" fo:font-weight="normal" officeooo:rsid="0012e585" style:font-size-asian="12pt" style:font-style-asian="normal" style:font-weight-asian="normal" style:font-size-complex="12pt"/>
    </style:style>
    <style:style style:name="T21" style:family="text">
      <style:text-properties fo:color="#000000" fo:font-size="12pt" fo:font-weight="normal" style:font-size-asian="12pt" style:font-weight-asian="normal" style:font-size-complex="12pt"/>
    </style:style>
    <style:style style:name="T22" style:family="text">
      <style:text-properties fo:color="#000000" officeooo:rsid="00167eb9"/>
    </style:style>
    <style:style style:name="T23" style:family="text">
      <style:text-properties fo:color="#000000" officeooo:rsid="00288f62"/>
    </style:style>
    <style:style style:name="T24" style:family="text">
      <style:text-properties fo:color="#000000" officeooo:rsid="00372428"/>
    </style:style>
    <style:style style:name="T25" style:family="text">
      <style:text-properties officeooo:rsid="002cd815"/>
    </style:style>
    <style:style style:name="T26" style:family="text">
      <style:text-properties officeooo:rsid="001c2188"/>
    </style:style>
    <style:style style:name="T27" style:family="text">
      <style:text-properties officeooo:rsid="001f56fa"/>
    </style:style>
    <style:style style:name="T28" style:family="text">
      <style:text-properties officeooo:rsid="0039b599"/>
    </style:style>
    <style:style style:name="T29" style:family="text">
      <style:text-properties officeooo:rsid="000f8426"/>
    </style:style>
    <style:style style:name="T30" style:family="text">
      <style:text-properties officeooo:rsid="0010e69f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012e585"/>
    </style:style>
    <style:style style:name="T34" style:family="text">
      <style:text-properties fo:font-size="12pt" fo:font-style="normal" fo:font-weight="normal" style:font-size-asian="12pt" style:font-style-asian="normal" style:font-weight-asian="normal"/>
    </style:style>
    <style:style style:name="T35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36" style:family="text">
      <style:text-properties fo:font-size="12pt" style:font-size-asian="12pt"/>
    </style:style>
    <style:style style:name="T37" style:family="text">
      <style:text-properties fo:font-size="12pt" officeooo:rsid="00070fc0" style:font-size-asian="12pt"/>
    </style:style>
    <style:style style:name="T38" style:family="text">
      <style:text-properties fo:font-size="12pt" officeooo:rsid="002e56bb" style:font-size-asian="12pt"/>
    </style:style>
    <style:style style:name="T39" style:family="text">
      <style:text-properties fo:font-size="12pt" officeooo:rsid="00372428" style:font-size-asian="12pt"/>
    </style:style>
    <style:style style:name="T40" style:family="text">
      <style:text-properties style:font-name="Arial"/>
    </style:style>
    <style:style style:name="T41" style:family="text">
      <style:text-properties style:font-name="Arial" officeooo:rsid="0011e441"/>
    </style:style>
    <style:style style:name="T42" style:family="text">
      <style:text-properties style:font-name="Arial" fo:font-weight="normal" style:font-weight-asian="normal" style:font-weight-complex="normal"/>
    </style:style>
    <style:style style:name="T43" style:family="text">
      <style:text-properties style:font-name="Arial" fo:font-weight="normal" officeooo:rsid="001c288e" style:font-weight-asian="normal" style:font-weight-complex="normal"/>
    </style:style>
    <style:style style:name="T44" style:family="text">
      <style:text-properties style:font-name="Arial" fo:font-weight="normal" officeooo:rsid="001f56fa" style:font-weight-asian="normal" style:font-weight-complex="normal"/>
    </style:style>
    <style:style style:name="T45" style:family="text">
      <style:text-properties style:font-name="Arial" fo:font-weight="normal" officeooo:rsid="001c2188" style:font-weight-asian="normal" style:font-weight-complex="normal"/>
    </style:style>
    <style:style style:name="T46" style:family="text">
      <style:text-properties style:font-name="Arial" style:text-underline-style="solid" style:text-underline-width="auto" style:text-underline-color="font-color"/>
    </style:style>
    <style:style style:name="T47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style:font-name="Arial" style:text-underline-style="solid" style:text-underline-width="auto" style:text-underline-color="font-color" fo:font-weight="bold" officeooo:rsid="0016c126" style:font-weight-asian="bold" style:font-weight-complex="bold"/>
    </style:style>
    <style:style style:name="T49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50" style:family="text">
      <style:text-properties style:font-name="Arial" officeooo:rsid="0039b599"/>
    </style:style>
    <style:style style:name="T51" style:family="text">
      <style:text-properties style:font-name="Arial" officeooo:rsid="0016c126"/>
    </style:style>
    <style:style style:name="T52" style:family="text">
      <style:text-properties style:font-name="Arial" officeooo:rsid="00167eb9"/>
    </style:style>
    <style:style style:name="T53" style:family="text">
      <style:text-properties style:font-name="Arial" officeooo:rsid="002565a9"/>
    </style:style>
    <style:style style:name="T54" style:family="text">
      <style:text-properties officeooo:rsid="0013f27f"/>
    </style:style>
    <style:style style:name="T55" style:family="text">
      <style:text-properties officeooo:rsid="001a0c74"/>
    </style:style>
    <style:style style:name="T56" style:family="text">
      <style:text-properties officeooo:rsid="00167eb9"/>
    </style:style>
    <style:style style:name="T57" style:family="text">
      <style:text-properties officeooo:rsid="0016c126"/>
    </style:style>
    <style:style style:name="T58" style:family="text">
      <style:text-properties officeooo:rsid="0018af1d"/>
    </style:style>
    <style:style style:name="T59" style:family="text">
      <style:text-properties officeooo:rsid="001d1d9a"/>
    </style:style>
    <style:style style:name="T60" style:family="text">
      <style:text-properties officeooo:rsid="001e5f71"/>
    </style:style>
    <style:style style:name="T61" style:family="text">
      <style:text-properties officeooo:rsid="000db319"/>
    </style:style>
    <style:style style:name="T62" style:family="text">
      <style:text-properties officeooo:rsid="000a42fb"/>
    </style:style>
    <style:style style:name="T63" style:family="text">
      <style:text-properties officeooo:rsid="001323c4"/>
    </style:style>
    <style:style style:name="T64" style:family="text">
      <style:text-properties officeooo:rsid="0023e4cd"/>
    </style:style>
    <style:style style:name="T65" style:family="text">
      <style:text-properties officeooo:rsid="00288f62"/>
    </style:style>
    <style:style style:name="T66" style:family="text">
      <style:text-properties officeooo:rsid="002b96d6"/>
    </style:style>
    <style:style style:name="T67" style:family="text">
      <style:text-properties officeooo:rsid="00234bec"/>
    </style:style>
    <style:style style:name="T68" style:family="text">
      <style:text-properties officeooo:rsid="00243a48"/>
    </style:style>
    <style:style style:name="T69" style:family="text">
      <style:text-properties officeooo:rsid="0028ca8b"/>
    </style:style>
    <style:style style:name="T70" style:family="text">
      <style:text-properties officeooo:rsid="002e56bb"/>
    </style:style>
    <style:style style:name="T71" style:family="text">
      <style:text-properties officeooo:rsid="0037d83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72cm, 2.72cm, 2.72cm, 2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h text:style-name="P69" text:outline-level="2">Groupe Riverin </text:h>
      <text:p text:style-name="P26">5700 rue des Tournelles, Québec, </text:p>
      <text:p text:style-name="P26">Québec,QC </text:p>
      <text:p text:style-name="P42"/>
      <text:p text:style-name="P42"/>
      <text:p text:style-name="P49"><text:span text:style-name="T8">Objet : Candidature au poste d</text:span><text:span text:style-name="T13">’</text:span><text:span text:style-name="T14">aide technique au laboratoire</text:span><text:span text:style-name="T8">.</text:span></text:p>
      <text:p text:style-name="P48"/>
      <text:p text:style-name="P50">Bonjour,</text:p>
      <text:p text:style-name="P50"/>
      <text:p text:style-name="P46"><text:span text:style-name="T61"><text:tab/>Arrivé au Québec</text:span> <text:span text:style-name="T66">depuis lundi</text:span> j<text:span text:style-name="T61">e suis à la recherche d</text:span>’<text:span text:style-name="T61">un </text:span>emploi dans mon domaine de compétence. <text:span text:style-name="T61">Une première</text:span> prospection m’a permis de prendre connaissance de votre offre <text:span text:style-name="T62">via</text:span> le site <text:span text:style-name="T63">internet</text:span> <text:span text:style-name="T70">de </text:span><text:span text:style-name="T24">Jobillico</text:span></text:p>
      <text:p text:style-name="P46"/>
      <text:p text:style-name="P44"><text:tab/>Intéressé par l'opportunité de me rapprocher de ma formation initiale et du monde de la recherche, ce poste est <text:span text:style-name="T69">pour moi</text:span> très attractif.</text:p>
      <text:p text:style-name="P45">J'ai pratiqué l<text:span text:style-name="T67">e travail de laboratoire et la culture microbiologique</text:span> durant mon cursus scolaire. <text:span text:style-name="T68">Les différents postes que j’ai occupé m’ont sensibilisé au règles d’hygiène et à la sécurité au travail. </text:span><text:s/>Mon dernier emploi m'a permis de développer <text:span text:style-name="T67">ma rigueur et</text:span> mes compétences de technicien. Je pense pouvoir transposer ces compétences et mes connaissances scolaires <text:span text:style-name="T67">au poste que vous proposez.</text:span></text:p>
      <text:p text:style-name="P46"/>
      <text:p text:style-name="P33"><text:span text:style-name="T36"><text:tab/>Je vous remercie de l’attention que vous porterez à ma candidature et je demeure disponible pour vous rencontrer </text:span><text:span text:style-name="T38">à tout moment.</text:span><text:span text:style-name="T36"> </text:span></text:p>
      <text:p text:style-name="P34"/>
      <text:p text:style-name="P35"><text:span text:style-name="T36">Je vous prie de recevoir, M</text:span><text:span text:style-name="T37">adame</text:span><text:span text:style-name="T36">,</text:span><text:span text:style-name="T39">Monsieur,</text:span><text:span text:style-name="T36"> mes meilleures salutations.</text:span></text:p>
      <text:p text:style-name="P37"/>
      <text:p text:style-name="P36">Florian Quiec</text:p>
      <text:p text:style-name="P47"/>
      <text:p text:style-name="P7">852 Rue Monseigneur-Grandin,</text:p>
      <text:p text:style-name="P22">Quebec City, </text:p>
      <text:p text:style-name="P22">Québec G1V 3X7</text:p>
      <text:p text:style-name="P22">Canada</text:p>
      <text:p text:style-name="P18"><text:a xlink:type="simple" xlink:href="mailto:florian.quiec@laposte.net" text:style-name="Internet_20_link" text:visited-style-name="Visited_20_Internet_20_Link"><text:span text:style-name="T22">f</text:span></text:a><text:a xlink:type="simple" xlink:href="mailto:florian.quiec@laposte.net" text:style-name="Internet_20_link" text:visited-style-name="Visited_20_Internet_20_Link"><text:span text:style-name="T18">lorian.quiec@laposte.net</text:span></text:a></text:p>
      <text:p text:style-name="P21"><text:span text:style-name="T18">Cellulaire: <text:s/></text:span><text:span text:style-name="T23">418-478-9182</text:span></text:p>
      <text:p text:style-name="P24"/>
      <text:p text:style-name="P24"/>
      <text:p text:style-name="P5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8"><text:soft-page-break/><text:span text:style-name="T59">Q</text:span>uiec <text:span text:style-name="T54">F</text:span>lorian</text:p>
      <text:p text:style-name="P14"/>
      <text:p text:style-name="P6">852 Rue Monseigneur-Grandin, <text:s text:c="57"/><text:a xlink:type="simple" xlink:href="mailto:florian.quiec@yahoo.com" text:style-name="Internet_20_link" text:visited-style-name="Visited_20_Internet_20_Link"><text:span text:style-name="T55">florian.quiec@yahoo.com</text:span></text:a></text:p>
      <text:p text:style-name="P41"><draw:a xlink:type="simple" xlink:href="https://www.linkedin.com/in/florian-quiec-51b907166/"><draw:frame draw:style-name="fr1" draw:name="linked-in" text:anchor-type="paragraph" svg:x="14.25cm" svg:y="0.002cm" svg:width="0.49cm" svg:height="0.49cm" draw:z-index="0"><draw:image xlink:href="Pictures/100002010000020000000200D57DEF667AB9FFB0.png" xlink:type="simple" xlink:show="embed" xlink:actuate="onLoad" loext:mime-type="image/png"/></draw:frame></draw:a><text:span text:style-name="T22">Quebec City, Québec G1V 3X7 <text:s text:c="76"/></text:span><text:a xlink:type="simple" xlink:href="https://www.linkedin.com/in/florian-quiec-51b907166/" text:style-name="Internet_20_link" text:visited-style-name="Visited_20_Internet_20_Link"><text:span text:style-name="T1">Profil LinkedIn</text:span></text:a></text:p>
      <text:p text:style-name="P19">Canada</text:p>
      <text:p text:style-name="P20">Cellulaire: 418-478-9182 </text:p>
      <text:h text:style-name="P65" text:outline-level="1">Objectif de carrière.</text:h>
      <text:p text:style-name="P15">La <text:span text:style-name="T65">biologie à</text:span> toujours constitué mon centre d’intérêt principal. Diverses raisons m’<text:span text:style-name="T60">o</text:span>n<text:span text:style-name="T60">t</text:span> amen<text:span text:style-name="T60">é</text:span> <text:span text:style-name="T60">à</text:span> m’épanouir dans d’autres profession<text:span text:style-name="T60">s,</text:span> mais je souhaite profiter de ma venu<text:span text:style-name="T60">e</text:span> au <text:span text:style-name="T60">C</text:span>anada pour renouer avec ma formation initial<text:span text:style-name="T60">e</text:span> en <text:span text:style-name="T60">B</text:span>iologie de l’environnement.</text:p>
      <text:h text:style-name="P68" text:outline-level="1"><text:span text:style-name="T54">Compétences</text:span> <text:span text:style-name="T54">et aptitudes</text:span></text:h>
      <text:h text:style-name="Heading_20_2" text:outline-level="2">Personnelles</text:h>
      <text:list xml:id="list825971315" text:style-name="L1">
        <text:list-item>
          <text:p text:style-name="P56"><text:span text:style-name="T56">A</text:span>pprendre <text:span text:style-name="T56">à </text:span>réaliser chaque tâche<text:span text:style-name="T64">s</text:span> <text:span text:style-name="T58">avec soin et efficacité</text:span>.</text:p>
        </text:list-item>
        <text:list-item>
          <text:p text:style-name="P56"><text:span text:style-name="T2">Montrer de la c</text:span>uriosité envers tou<text:span text:style-name="T56">t</text:span> ce qui <text:span text:style-name="T56">à</text:span> trait <text:span text:style-name="T56">à</text:span> la technique et au<text:span text:style-name="T54">x</text:span> science<text:span text:style-name="T54">s.</text:span></text:p>
        </text:list-item>
        <text:list-item>
          <text:p text:style-name="P56"><text:span text:style-name="T2">Travailler</text:span> en <text:span text:style-name="T2">extérieur</text:span> et en condition<text:span text:style-name="T54">s</text:span> <text:span text:style-name="T2">difficiles.</text:span></text:p>
        </text:list-item>
      </text:list>
      <text:h text:style-name="P70" text:outline-level="2">Scolaire<text:span text:style-name="T56">s</text:span></text:h>
      <text:list xml:id="list3844461636" text:style-name="L2">
        <text:list-item>
          <text:p text:style-name="P58"><text:span text:style-name="T4">Réaliser et rédiger une étude</text:span> bibliographique, <text:span text:style-name="T4">une analyse statistique. Interpréter et </text:span>compil<text:span text:style-name="T4">er </text:span>de<text:span text:style-name="T4">s</text:span> résultats <text:span text:style-name="T5">e</text:span>xpérimentaux.</text:p>
        </text:list-item>
        <text:list-item>
          <text:p text:style-name="P57"><text:span text:style-name="T4">Effectuer une </text:span>Veille technologique <text:span text:style-name="T4">efficace.</text:span></text:p>
          <text:p text:style-name="P57">Techniques de laboratoire (chromatographie, colorimétrie, PCR-RFLP, culture <text:span text:style-name="T71">bacterienne</text:span>, test Elisa).</text:p>
        </text:list-item>
        <text:list-item>
          <text:p text:style-name="P55">Prél<text:span text:style-name="T3">ever <text:s/></text:span>d<text:span text:style-name="T3">e l’</text:span>eau, <text:span text:style-name="T3">des</text:span> sédiment<text:span text:style-name="T56">s</text:span>, <text:span text:style-name="T3">effectuer des mesures physico-chimiques, y compris depuis un bateau.</text:span></text:p>
        </text:list-item>
      </text:list>
      <text:h text:style-name="P70" text:outline-level="2">Professionnel<text:span text:style-name="T56">les</text:span></text:h>
      <text:list xml:id="list1664067360" text:style-name="L3">
        <text:list-item>
          <text:p text:style-name="P59"><text:span text:style-name="T52">Manipul</text:span><text:span text:style-name="T3">er</text:span><text:span text:style-name="T52"> et bagu</text:span><text:span text:style-name="T3">er</text:span><text:span text:style-name="T52"> </text:span><text:span text:style-name="T3">des </text:span><text:span text:style-name="T52">oiseaux, </text:span><text:span text:style-name="T56">effectuer des </text:span><text:span text:style-name="T52">soins </text:span><text:span text:style-name="T7">aux animaux.</text:span></text:p>
        </text:list-item>
        <text:list-item>
          <text:p text:style-name="P60">Stratifi<text:span text:style-name="T3">er</text:span> : pièces à l'unité, tous procédés.</text:p>
        </text:list-item>
        <text:list-item>
          <text:p text:style-name="P60">Install<text:span text:style-name="T3">er</text:span> de<text:span text:style-name="T3">s</text:span> dispositifs expérimentaux.</text:p>
        </text:list-item>
        <text:list-item>
          <text:p text:style-name="P60"><text:span text:style-name="T3">Effectuer des tâches de </text:span>maintenance courante <text:span text:style-name="T3">et de petite mécanique.</text:span></text:p>
        </text:list-item>
      </text:list>
      <text:h text:style-name="P66" text:outline-level="1">Expérience</text:h>
      <text:p text:style-name="P40"><text:span text:style-name="T8">Stratifieur, </text:span><text:span text:style-name="T12">P</text:span><text:span text:style-name="T8">rototypiste </text:span><text:span text:style-name="T15">dans le nautisme. <text:s text:c="35"/></text:span>Février 2018 - <text:span text:style-name="T30">Janvier 2020</text:span></text:p>
      <text:p text:style-name="P39"><text:a xlink:type="simple" xlink:href="http://www.technologiemarine.com/" text:style-name="Internet_20_link" text:visited-style-name="Visited_20_Internet_20_Link"><text:span text:style-name="T40">Technologie </text:span></text:a><text:a xlink:type="simple" xlink:href="http://www.technologiemarine.com/" text:style-name="Internet_20_link" text:visited-style-name="Visited_20_Internet_20_Link"><text:span text:style-name="T41">M</text:span></text:a><text:a xlink:type="simple" xlink:href="http://www.technologiemarine.com/" text:style-name="Internet_20_link" text:visited-style-name="Visited_20_Internet_20_Link"><text:span text:style-name="T40">arine</text:span></text:a></text:p>
      <text:p text:style-name="P9"/>
      <text:list xml:id="list617606481" text:style-name="L4">
        <text:list-item>
          <text:p text:style-name="P61"><text:soft-page-break/>Réalisation de <text:span text:style-name="T29">pièces</text:span> en composite, selon diverse<text:span text:style-name="T33">s</text:span> techniques <text:span text:style-name="T56">à</text:span> haute performance <text:span text:style-name="T17">pour le secteur de la compétition nautique.</text:span></text:p>
        </text:list-item>
        <text:list-item>
          <text:p text:style-name="P61">Fabrication et assemblage d’un catamaran de 69‘’ <text:span text:style-name="T56">(CA du projet 1,4M€)</text:span>.</text:p>
        </text:list-item>
        <text:list-item>
          <text:p text:style-name="P61">Réalisation s<text:span text:style-name="T29">ur </text:span>plan d’architecte de <text:span text:style-name="T29">pièces</text:span> unique<text:span text:style-name="T56">s</text:span> <text:span text:style-name="T29">de</text:span> forte valeur: <text:span text:style-name="T56">moule, voilier de compétition.</text:span></text:p>
        </text:list-item>
      </text:list>
      <text:p text:style-name="P9"/>
      <text:p text:style-name="P10">Bénévolat en <text:span text:style-name="T8">archéologie. <text:s text:c="87"/></text:span>Juillet 2019</text:p>
      <text:p text:style-name="P4"><text:a xlink:type="simple" xlink:href="https://creaah.cnrs.fr/" text:style-name="Internet_20_link" text:visited-style-name="Visited_20_Internet_20_Link"><text:span text:style-name="T40">CreAAH</text:span></text:a></text:p>
      <text:p text:style-name="P12"/>
      <text:list xml:id="list949292123" text:style-name="L5">
        <text:list-item>
          <text:p text:style-name="P63"><text:span text:style-name="T30">F</text:span>ouille d’une tombe <text:span text:style-name="T18">néolithique</text:span>, mise en valeur des structure<text:span text:style-name="T56">s</text:span> <text:span text:style-name="T6">extérieures.</text:span></text:p>
        </text:list-item>
        <text:list-item>
          <text:p text:style-name="P63">Apprentissage de technique<text:span text:style-name="T56">s</text:span> et <text:span text:style-name="T6">connaissances</text:span> sortant de mon domaine de <text:span text:style-name="T6">compétence.</text:span></text:p>
        </text:list-item>
        <text:list-item>
          <text:p text:style-name="P63">Travail physique, en <text:span text:style-name="T6">extérieur.</text:span></text:p>
        </text:list-item>
        <text:list-item>
          <text:p text:style-name="P63">Travail <text:span text:style-name="T6">minutieux</text:span>.</text:p>
        </text:list-item>
        <text:list-item>
          <text:p text:style-name="P63"><text:span text:style-name="T6">Aptitude</text:span> <text:span text:style-name="T30">à</text:span> vivre en groupe et <text:span text:style-name="T56">à </text:span>collaborer vers un objectif commun, malgré des parcours très divers.</text:p>
        </text:list-item>
      </text:list>
      <text:p text:style-name="P8"/>
      <text:p text:style-name="P11">Bénévolat suivi d'un Service Civique en <text:span text:style-name="T12">S</text:span><text:span text:style-name="T8">oins à la faune sauvage</text:span>. <text:s text:c="10"/>Février - Août 2015</text:p>
      <text:p text:style-name="P3"><text:a xlink:type="simple" xlink:href="http://csol.fr/" text:style-name="Internet_20_link" text:visited-style-name="Visited_20_Internet_20_Link"><text:span text:style-name="T40">Csosl</text:span></text:a></text:p>
      <text:p text:style-name="P8"/>
      <text:list xml:id="list1642149271" text:style-name="L6">
        <text:list-item>
          <text:p text:style-name="P64">Soin au<text:span text:style-name="T57">x</text:span> jeunes oiseaux, <text:span text:style-name="T29">nourrissage</text:span>, élevage, gestion de la nurserie.</text:p>
        </text:list-item>
        <text:list-item>
          <text:p text:style-name="P64"><text:span text:style-name="T29">Administration</text:span> des traitement<text:span text:style-name="T57">s</text:span> <text:span text:style-name="T29">médicamenteux</text:span> dans le respect des prescription<text:span text:style-name="T57">s</text:span> <text:span text:style-name="T29">vétérinaires.</text:span></text:p>
        </text:list-item>
        <text:list-item>
          <text:p text:style-name="P64">Assistance lors de certains actes <text:span text:style-name="T29">vétérinaires.</text:span></text:p>
        </text:list-item>
        <text:list-item>
          <text:p text:style-name="P64"><text:span text:style-name="T29">Accueil</text:span> du publique et des <text:span text:style-name="T29">bénévoles</text:span>, explication<text:span text:style-name="T57">s</text:span> sur le devenir des animaux <text:span text:style-name="T25">accueillis.</text:span></text:p>
        </text:list-item>
        <text:list-item>
          <text:p text:style-name="P64"><text:span text:style-name="T29">E</text:span>ntretient des installation<text:span text:style-name="T57">s</text:span>, nettoyage, maintenance courante.</text:p>
          <text:p text:style-name="P64"/>
        </text:list-item>
      </text:list>
      <text:p text:style-name="P8"><text:span text:style-name="T31">Stage en recherche : </text:span><text:span text:style-name="T32">Tomographie électrique de la Soufrière. <text:s text:c="29"/></text:span><text:span text:style-name="T31">Août <text:s/>2011</text:span></text:p>
      <text:p text:style-name="P5"><text:a xlink:type="simple" xlink:href="https://ipr.univ-rennes1.fr/en" text:style-name="Internet_20_link" text:visited-style-name="Visited_20_Internet_20_Link"><text:span text:style-name="T40">Institut de Physique de Rennes</text:span></text:a></text:p>
      <text:p text:style-name="P11"/>
      <text:list xml:id="list2847774336" text:style-name="L7">
        <text:list-item>
          <text:p text:style-name="P62">Participation <text:span text:style-name="T57">à</text:span> l’installation du dispositif de <text:span text:style-name="T6">tomographie.</text:span></text:p>
        </text:list-item>
        <text:list-item>
          <text:p text:style-name="P62">Acquisition des coupes tomographiques, mesure des courant<text:span text:style-name="T57">s</text:span> d’air inhalant et <text:span text:style-name="T6">exhalant</text:span> du <text:span text:style-name="T6">cratère</text:span> de la Soufrière.</text:p>
        </text:list-item>
        <text:list-item>
          <text:p text:style-name="P62">Participation <text:span text:style-name="T57">à</text:span> la création et <text:span text:style-name="T57">à </text:span>la mise en place des dispositif<text:span text:style-name="T57">s</text:span> <text:span text:style-name="T6">expérimentaux</text:span>.</text:p>
        </text:list-item>
        <text:list-item>
          <text:p text:style-name="P62">Participation <text:span text:style-name="T57">à</text:span> l’entretient des installation<text:span text:style-name="T57">s</text:span> d’acquisition de donnée<text:span text:style-name="T64">s</text:span> en milieu isolé.</text:p>
        </text:list-item>
        <text:list-item>
          <text:p text:style-name="P62">Traitement et formatage de données brutes.</text:p>
        </text:list-item>
      </text:list>
      <text:h text:style-name="P65" text:outline-level="1"/>
      <text:h text:style-name="P65" text:outline-level="1">Formation</text:h>
      <text:p text:style-name="P13">(les intitulés des diplômes obtenu<text:span text:style-name="T57">s</text:span> en France sont traduit<text:span text:style-name="T57">s</text:span> par leur<text:span text:style-name="T57">s</text:span> équivalent<text:span text:style-name="T57">s</text:span> québecois)</text:p>
      <text:p text:style-name="P29"><text:span text:style-name="T8">Stratifieur, Prototypiste </text:span><text:span text:style-name="T15">(formation professionnelle) <text:s text:c="57"/></text:span>2018</text:p>
      <text:p text:style-name="P28"><text:a xlink:type="simple" xlink:href="http://www.technologiemarine.com/" text:style-name="Internet_20_link" text:visited-style-name="Visited_20_Internet_20_Link"><text:span text:style-name="T40">Technologie Marine (</text:span></text:a><text:a xlink:type="simple" xlink:href="http://www.technologiemarine.com/" text:style-name="Internet_20_link" text:visited-style-name="Visited_20_Internet_20_Link"><text:span text:style-name="T51">fabrication de </text:span></text:a><text:a xlink:type="simple" xlink:href="http://www.technologiemarine.com/" text:style-name="Internet_20_link" text:visited-style-name="Visited_20_Internet_20_Link"><text:span text:style-name="T40">voilier</text:span></text:a><text:a xlink:type="simple" xlink:href="http://www.technologiemarine.com/" text:style-name="Internet_20_link" text:visited-style-name="Visited_20_Internet_20_Link"><text:span text:style-name="T53">s</text:span></text:a><text:a xlink:type="simple" xlink:href="http://www.technologiemarine.com/" text:style-name="Internet_20_link" text:visited-style-name="Visited_20_Internet_20_Link"><text:span text:style-name="T40"> de comp</text:span></text:a><text:a xlink:type="simple" xlink:href="http://www.technologiemarine.com/" text:style-name="Internet_20_link" text:visited-style-name="Visited_20_Internet_20_Link"><text:span text:style-name="T51">é</text:span></text:a><text:a xlink:type="simple" xlink:href="http://www.technologiemarine.com/" text:style-name="Internet_20_link" text:visited-style-name="Visited_20_Internet_20_Link"><text:span text:style-name="T40">tition)</text:span></text:a></text:p>
      <text:p text:style-name="P8"><text:soft-page-break/></text:p>
      <text:p text:style-name="P30"><text:span text:style-name="T26">Première année de </text:span><text:span text:style-name="T9">Maitrise en </text:span><text:span text:style-name="T10">océanographie</text:span><text:span text:style-name="T9"> </text:span><text:span text:style-name="T16">(non acquis) <text:s text:c="42"/>2</text:span><text:span text:style-name="T15">017</text:span></text:p>
      <text:p text:style-name="P27"><text:a xlink:type="simple" xlink:href="https://www.osupytheas.fr/?-Master-Oceanographie-Oceanography-Master-&amp;lang=fr" text:style-name="Internet_20_link" text:visited-style-name="Visited_20_Internet_20_Link"><text:span text:style-name="T42">Observatoire des </text:span></text:a><text:a xlink:type="simple" xlink:href="https://www.osupytheas.fr/?-Master-Oceanographie-Oceanography-Master-&amp;lang=fr" text:style-name="Internet_20_link" text:visited-style-name="Visited_20_Internet_20_Link"><text:span text:style-name="T43">S</text:span></text:a><text:a xlink:type="simple" xlink:href="https://www.osupytheas.fr/?-Master-Oceanographie-Oceanography-Master-&amp;lang=fr" text:style-name="Internet_20_link" text:visited-style-name="Visited_20_Internet_20_Link"><text:span text:style-name="T42">ciences de l’</text:span></text:a><text:a xlink:type="simple" xlink:href="https://www.osupytheas.fr/?-Master-Oceanographie-Oceanography-Master-&amp;lang=fr" text:style-name="Internet_20_link" text:visited-style-name="Visited_20_Internet_20_Link"><text:span text:style-name="T43">U</text:span></text:a><text:a xlink:type="simple" xlink:href="https://www.osupytheas.fr/?-Master-Oceanographie-Oceanography-Master-&amp;lang=fr" text:style-name="Internet_20_link" text:visited-style-name="Visited_20_Internet_20_Link"><text:span text:style-name="T42">nivers Pythéas (Marseille, </text:span></text:a><text:a xlink:type="simple" xlink:href="https://www.osupytheas.fr/?-Master-Oceanographie-Oceanography-Master-&amp;lang=fr" text:style-name="Internet_20_link" text:visited-style-name="Visited_20_Internet_20_Link"><text:span text:style-name="T44">France</text:span></text:a><text:a xlink:type="simple" xlink:href="https://www.osupytheas.fr/?-Master-Oceanographie-Oceanography-Master-&amp;lang=fr" text:style-name="Internet_20_link" text:visited-style-name="Visited_20_Internet_20_Link"><text:span text:style-name="T42">)</text:span></text:a></text:p>
      <text:p text:style-name="P8"/>
      <text:p text:style-name="P27"><text:span text:style-name="T47">B</text:span><text:span text:style-name="Strong_20_Emphasis"><text:span text:style-name="T47">acc</text:span></text:span><text:span text:style-name="Strong_20_Emphasis"><text:span text:style-name="T46">alauréat</text:span></text:span><text:span text:style-name="Strong_20_Emphasis"><text:span text:style-name="T49"> en </text:span></text:span><text:span text:style-name="Strong_20_Emphasis"><text:span text:style-name="T48">B</text:span></text:span><text:span text:style-name="Strong_20_Emphasis"><text:span text:style-name="T47">iologie des organismes <text:s text:c="69"/></text:span></text:span><text:span text:style-name="Strong_20_Emphasis"><text:span text:style-name="T49">2016</text:span></text:span></text:p>
      <text:p text:style-name="P27"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5">Université de Rennes 1 (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4">Rennes, 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45">France)</text:span></text:span></text:a></text:p>
      <text:p text:style-name="P25"/>
      <text:p text:style-name="P30"><text:span text:style-name="T11">Diplôme</text:span><text:span text:style-name="T8"> </text:span><text:span text:style-name="T11">d’études</text:span><text:span text:style-name="T8"> </text:span><text:span text:style-name="T11">collégial</text:span> (spécialité <text:span text:style-name="T57">S</text:span>cience, option Biologie) <text:s text:c="37"/>2010</text:p>
      <text:p text:style-name="P32">Lycée Victor <text:span text:style-name="T27">Hugo (Hennebont, France)</text:span></text:p>
      <text:p text:style-name="P32"/>
      <text:p text:style-name="P31"><text:span text:style-name="T8">Médaille</text:span> de bronze aux <text:span text:style-name="T8">Olympiades de Géosciences. <text:s text:c="50"/></text:span><text:span text:style-name="T15"><text:s/>2009</text:span></text:p>
      <text:h text:style-name="P67" text:outline-level="1"><text:span text:style-name="T50">I</text:span><text:span text:style-name="T40">nformation</text:span><text:span text:style-name="T51">s</text:span><text:span text:style-name="T40"> </text:span><text:span text:style-name="T50">complémentaire</text:span><text:span text:style-name="T51">s</text:span></text:h>
      <text:h text:style-name="P71" text:outline-level="2"><text:span text:style-name="T28">Informatique et l</text:span>ogiciels</text:h>
      <text:list xml:id="list836310744" text:style-name="L8">
        <text:list-item>
          <text:p text:style-name="P53"><text:span text:style-name="T19">S</text:span><text:span text:style-name="T20">IG</text:span><text:span text:style-name="T21">:</text:span> <text:span text:style-name="T33">arcGIS</text:span>.</text:p>
        </text:list-item>
        <text:list-item>
          <text:p text:style-name="P53"><text:span text:style-name="T35">Statistique:</text:span><text:span text:style-name="T34"> </text:span>R.</text:p>
        </text:list-item>
        <text:list-item>
          <text:p text:style-name="P53"><text:span text:style-name="T34">CAO: </text:span>Rhino.</text:p>
        </text:list-item>
      </text:list>
      <text:p text:style-name="P51">Maitrise des outils de bureautique.</text:p>
      <text:p text:style-name="P52">Utilisation quotidienne de Linux.</text:p>
      <text:p text:style-name="P51"><text:span text:style-name="T57">Bonne b</text:span>ase de programmation en Python.</text:p>
      <text:h text:style-name="P70" text:outline-level="2">Langue</text:h>
      <text:p text:style-name="P16">Français (maternel).</text:p>
      <text:p text:style-name="P17">Anglais (scientifique). </text:p>
      <text:p text:style-name="P17">Espagnol (scolaire)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5cm" loext:contextual-spacing="true" fo:line-height="100%" fo:background-color="transparent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02:20.121682138</meta:creation-date>
    <dc:date>2020-02-28T16:16:33.420176015</dc:date>
    <meta:editing-duration>PT13H26M33S</meta:editing-duration>
    <meta:editing-cycles>27</meta:editing-cycles>
    <meta:generator>LibreOffice/6.2.8.2$Linux_X86_64 LibreOffice_project/20$Build-2</meta:generator>
    <meta:document-statistic meta:table-count="0" meta:image-count="1" meta:object-count="0" meta:page-count="4" meta:paragraph-count="90" meta:word-count="726" meta:character-count="5560" meta:non-whitespace-character-count="4392"/>
  </office:meta>
</office:document-meta>
</file>